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normal" fo:font-family="Candara" style:font-family-asian="Candara" style:font-family-complex="Candara"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40.00pt" fo:font-weight="normal" fo:font-family="Candara" style:font-family-asian="Candara" style:font-family-complex="Candara"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20.00pt" fo:font-weight="normal" fo:font-family="Candara" style:font-family-asian="Candara" style:font-family-complex="Candara"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6.00pt" fo:font-weight="normal" fo:font-family="Candara" style:font-family-asian="Candara" style:font-family-complex="Candara" fo:background-color="transparent" style:use-window-font-color="true"/>
    </style:style>
    <style:style style:name="T9" style:family="text">
      <style:text-properties fo:font-size="12.00pt" fo:font-weight="normal" fo:font-family="Candara" style:font-family-asian="Candara" style:font-family-complex="Candara"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ndara" style:font-family-asian="Candara" style:font-family-complex="Candara"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ndara" style:font-family-asian="Candara" style:font-family-complex="Candara"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ndara" style:font-family-asian="Candara" style:font-family-complex="Candara"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Candara" style:font-family-asian="Candara" style:font-family-complex="Candara" fo:background-color="transparent" style:use-window-font-color="true"/>
    </style:style>
    <style:style style:name="T18" style:family="text">
      <style:text-properties fo:font-size="12.00pt" fo:font-weight="bold" fo:font-family="Candara" style:font-family-asian="Candara" style:font-family-complex="Candara" fo:background-color="transparent" style:use-window-font-color="true"/>
    </style:style>
    <style:style style:name="T19" style:family="text">
      <style:text-properties fo:font-size="12.00pt" fo:font-weight="normal" fo:font-family="Candara" style:font-family-asian="Candara" style:font-family-complex="Candara"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20.00pt" fo:font-weight="normal" fo:font-family="Candara" style:font-family-asian="Candara" style:font-family-complex="Candara"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ndara" style:font-family-asian="Candara" style:font-family-complex="Candara"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Candara" style:font-family-asian="Candara" style:font-family-complex="Candara"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Candara" style:font-family-asian="Candara" style:font-family-complex="Candara"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Candara" style:font-family-asian="Candara" style:font-family-complex="Candara" fo:background-color="transparent" style:use-window-font-color="true"/>
    </style:style>
    <style:style style:name="T30" style:family="text">
      <style:text-properties fo:font-size="20.00pt" fo:font-weight="normal" fo:font-family="Candara" style:font-family-asian="Candara" style:font-family-complex="Candara"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Candara" style:font-family-asian="Candara" style:font-family-complex="Candara"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20.00pt" fo:font-weight="normal" fo:font-family="Candara" style:font-family-asian="Candara" style:font-family-complex="Candara"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Candara" style:font-family-asian="Candara" style:font-family-complex="Candara"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Candara" style:font-family-asian="Candara" style:font-family-complex="Candara"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Candara" style:font-family-asian="Candara" style:font-family-complex="Candara"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Candara" style:font-family-asian="Candara" style:font-family-complex="Candara" fo:background-color="transparent" style:use-window-font-color="true"/>
    </style:style>
    <style:style style:name="T43" style:family="text">
      <style:text-properties fo:font-size="20.00pt" fo:font-weight="bold" fo:font-family="Candara" style:font-family-asian="Candara" style:font-family-complex="Candara"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ndara" style:font-family-asian="Candara" style:font-family-complex="Candara"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20.00pt" fo:font-weight="bold" fo:font-family="Candara" style:font-family-asian="Candara" style:font-family-complex="Candara" fo:background-color="transparent" style:use-window-font-color="true"/>
    </style:style>
    <style:style style:name="T48" style:family="text">
      <style:text-properties fo:font-size="11.00pt" fo:font-weight="normal" fo:font-family="Candara" style:font-family-asian="Candara" style:font-family-complex="Candara" fo:background-color="transparent" style:use-window-font-color="true"/>
    </style:style>
    <style:style style:name="T49" style:family="text">
      <style:text-properties fo:font-size="16.00pt" fo:font-weight="bold" fo:font-family="Candara" style:font-family-asian="Candara" style:font-family-complex="Candara" fo:background-color="transparent" style:use-window-font-color="true"/>
    </style:style>
    <style:style style:name="T50" style:family="text">
      <style:text-properties fo:font-size="11.00pt" fo:font-weight="normal" fo:font-family="Candara" style:font-family-asian="Candara" style:font-family-complex="Candara"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ndara" style:font-family-asian="Candara" style:font-family-complex="Candara" fo:background-color="transparent" style:use-window-font-color="true"/>
    </style:style>
    <style:style style:name="T53" style:family="text">
      <style:text-properties fo:font-size="11.00pt" fo:font-weight="bold" fo:font-family="Candara" style:font-family-asian="Candara" style:font-family-complex="Candara" fo:background-color="transparent" style:use-window-font-color="true"/>
    </style:style>
    <style:style style:name="T54" style:family="text">
      <style:text-properties fo:font-size="11.00pt" fo:font-weight="normal" fo:font-family="Candara" style:font-family-asian="Candara" style:font-family-complex="Candara" fo:background-color="transparent" style:use-window-font-color="true"/>
    </style:style>
    <style:style style:name="T55" style:family="text">
      <style:text-properties fo:font-size="16.00pt" fo:font-weight="bold" fo:font-family="Candara" style:font-family-asian="Candara" style:font-family-complex="Candara" fo:background-color="transparent" style:use-window-font-color="true"/>
    </style:style>
    <style:style style:name="T56" style:family="text">
      <style:text-properties fo:font-size="12.00pt" fo:font-weight="normal" fo:font-family="Candara" style:font-family-asian="Candara" style:font-family-complex="Candara"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Candara" style:font-family-asian="Candara" style:font-family-complex="Candara" fo:background-color="transparent" style:use-window-font-color="true"/>
    </style:style>
    <style:style style:name="T59" style:family="text">
      <style:text-properties fo:font-size="16.00pt" fo:font-weight="bold" fo:font-family="Candara" style:font-family-asian="Candara" style:font-family-complex="Candara" fo:background-color="transparent" style:use-window-font-color="true"/>
    </style:style>
    <style:style style:name="T60" style:family="text">
      <style:text-properties fo:font-size="12.00pt" fo:font-weight="normal" fo:font-family="Candara" style:font-family-asian="Candara" style:font-family-complex="Candara"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Candara" style:font-family-asian="Candara" style:font-family-complex="Candara" fo:background-color="transparent" style:use-window-font-color="true"/>
    </style:style>
    <style:style style:name="T63" style:family="text">
      <style:text-properties fo:font-size="12.00pt" fo:font-weight="bold" fo:font-family="Candara" style:font-family-asian="Candara" style:font-family-complex="Candara" fo:background-color="transparent" style:use-window-font-color="true"/>
    </style:style>
    <style:style style:name="T64" style:family="text">
      <style:text-properties fo:font-size="16.00pt" fo:font-weight="bold" fo:font-family="Candara" style:font-family-asian="Candara" style:font-family-complex="Candara" fo:background-color="transparent" style:use-window-font-color="true"/>
    </style:style>
    <style:style style:name="T65" style:family="text">
      <style:text-properties fo:font-size="12.00pt" fo:font-weight="normal" fo:font-family="Candara" style:font-family-asian="Candara" style:font-family-complex="Candara"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Candara" style:font-family-asian="Candara" style:font-family-complex="Candara" fo:background-color="transparent" style:use-window-font-color="true"/>
    </style:style>
    <style:style style:name="T68" style:family="text">
      <style:text-properties fo:font-size="12.00pt" fo:font-weight="bold" fo:font-family="Candara" style:font-family-asian="Candara" style:font-family-complex="Candara" fo:background-color="transparent" style:use-window-font-color="true"/>
    </style:style>
    <style:style style:name="T69" style:family="text">
      <style:text-properties fo:font-size="12.00pt" fo:font-weight="normal" fo:font-family="Candara" style:font-family-asian="Candara" style:font-family-complex="Candara" fo:background-color="transparent" style:use-window-font-color="true"/>
    </style:style>
    <style:style style:name="T70" style:family="text">
      <style:text-properties fo:font-size="12.00pt" fo:font-weight="bold" fo:font-family="Candara" style:font-family-asian="Candara" style:font-family-complex="Candara"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bold" fo:font-family="Candara" style:font-family-asian="Candara" style:font-family-complex="Candara" fo:background-color="transparent" style:use-window-font-color="true"/>
    </style:style>
    <style:style style:name="T73" style:family="text">
      <style:text-properties fo:font-size="12.00pt" fo:font-weight="normal" fo:font-family="Candara" style:font-family-asian="Candara" style:font-family-complex="Candara" fo:background-color="transparent" style:use-window-font-color="true"/>
    </style:style>
    <style:style style:name="T74" style:family="text">
      <style:text-properties fo:font-size="12.00pt" fo:font-weight="bold" fo:font-family="Candara" style:font-family-asian="Candara" style:font-family-complex="Candara" fo:background-color="transparent" style:use-window-font-color="true"/>
    </style:style>
    <style:style style:name="T75" style:family="text">
      <style:text-properties fo:font-size="12.00pt" fo:font-weight="normal" fo:font-family="Candara" style:font-family-asian="Candara" style:font-family-complex="Candara" fo:background-color="transparent" style:use-window-font-color="true"/>
    </style:style>
    <style:style style:name="T76" style:family="text">
      <style:text-properties fo:font-size="12.00pt" fo:font-weight="bold" fo:font-family="Candara" style:font-family-asian="Candara" style:font-family-complex="Candara" fo:background-color="transparent" style:use-window-font-color="true"/>
    </style:style>
    <style:style style:name="T77" style:family="text">
      <style:text-properties fo:font-size="12.00pt" fo:font-weight="normal" fo:font-family="Candara" style:font-family-asian="Candara" style:font-family-complex="Candara" fo:background-color="transparent" style:use-window-font-color="true"/>
    </style:style>
    <style:style style:name="T78" style:family="text">
      <style:text-properties fo:font-size="12.00pt" fo:font-weight="bold" fo:font-family="Candara" style:font-family-asian="Candara" style:font-family-complex="Candara" fo:background-color="transparent" style:use-window-font-color="true"/>
    </style:style>
    <style:style style:name="T79" style:family="text">
      <style:text-properties fo:font-size="12.00pt" fo:font-weight="normal" fo:font-family="Candara" style:font-family-asian="Candara" style:font-family-complex="Candara" fo:background-color="transparent" style:use-window-font-color="true"/>
    </style:style>
    <style:style style:name="T80" style:family="text">
      <style:text-properties fo:font-size="12.00pt" fo:font-weight="bold" fo:font-family="Candara" style:font-family-asian="Candara" style:font-family-complex="Candara" fo:background-color="transparent" style:use-window-font-color="true"/>
    </style:style>
    <style:style style:name="T81" style:family="text">
      <style:text-properties fo:font-size="12.00pt" fo:font-weight="normal" fo:font-family="Candara" style:font-family-asian="Candara" style:font-family-complex="Candara" fo:background-color="transparent" style:use-window-font-color="true"/>
    </style:style>
    <style:style style:name="T82" style:family="text">
      <style:text-properties fo:font-size="12.50pt" fo:font-weight="normal" fo:font-family="Candara" style:font-family-asian="Candara" style:font-family-complex="Candara" fo:background-color="transparent" style:use-window-font-color="true"/>
    </style:style>
    <style:style style:name="T83" style:family="text">
      <style:text-properties fo:font-size="12.00pt" fo:font-weight="normal" fo:font-family="Candara" style:font-family-asian="Candara" style:font-family-complex="Candara" fo:background-color="transparent" style:use-window-font-color="true"/>
    </style:style>
    <style:style style:name="T84" style:family="text">
      <style:text-properties fo:font-size="12.50pt" fo:font-weight="normal" fo:font-family="Candara" style:font-family-asian="Candara" style:font-family-complex="Candara" fo:background-color="transparent" style:use-window-font-color="true"/>
    </style:style>
    <style:style style:name="T85" style:family="text">
      <style:text-properties fo:font-size="12.00pt" fo:font-weight="normal" fo:font-family="Candara" style:font-family-asian="Candara" style:font-family-complex="Candara" fo:background-color="transparent" style:use-window-font-color="true"/>
    </style:style>
    <style:style style:name="T86" style:family="text">
      <style:text-properties fo:font-size="16.00pt" fo:font-weight="bold" fo:font-family="Candara" style:font-family-asian="Candara" style:font-family-complex="Candara"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6.00pt" fo:font-weight="bold" fo:font-family="Candara" style:font-family-asian="Candara" style:font-family-complex="Candara"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6.00pt" fo:font-weight="bold" fo:font-family="Candara" style:font-family-asian="Candara" style:font-family-complex="Candara" fo:background-color="transparent" style:use-window-font-color="true"/>
    </style:style>
    <style:style style:name="T91" style:family="text">
      <style:text-properties fo:font-size="12.00pt" fo:font-weight="normal" fo:font-family="Candara" style:font-family-asian="Candara" style:font-family-complex="Candara"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fo:font-family="Candara" style:font-family-asian="Candara" style:font-family-complex="Candara" fo:background-color="transparent" style:use-window-font-color="true"/>
    </style:style>
    <style:style style:name="T94" style:family="text">
      <style:text-properties fo:font-size="12.50pt" fo:font-weight="normal" fo:font-family="Candara" style:font-family-asian="Candara" style:font-family-complex="Candara" fo:background-color="transparent" style:use-window-font-color="true"/>
    </style:style>
    <style:style style:name="T95" style:family="text">
      <style:text-properties fo:font-size="12.00pt" fo:font-weight="normal" fo:font-family="Candara" style:font-family-asian="Candara" style:font-family-complex="Candara" fo:background-color="transparent" style:use-window-font-color="true"/>
    </style:style>
    <style:style style:name="T96" style:family="text">
      <style:text-properties fo:font-size="12.50pt" fo:font-weight="normal" fo:font-family="Candara" style:font-family-asian="Candara" style:font-family-complex="Candara" fo:background-color="transparent" style:use-window-font-color="true"/>
    </style:style>
    <style:style style:name="T97" style:family="text">
      <style:text-properties fo:font-size="12.00pt" fo:font-weight="normal" fo:font-family="Candara" style:font-family-asian="Candara" style:font-family-complex="Candara" fo:background-color="transparent" style:use-window-font-color="true"/>
    </style:style>
    <style:style style:name="T98" style:family="text">
      <style:text-properties fo:font-size="16.00pt" fo:font-weight="bold" fo:font-family="Candara" style:font-family-asian="Candara" style:font-family-complex="Candara" fo:background-color="transparent" style:use-window-font-color="true"/>
    </style:style>
    <style:style style:name="T99" style:family="text">
      <style:text-properties fo:font-size="12.00pt" fo:font-weight="normal" fo:font-family="Candara" style:font-family-asian="Candara" style:font-family-complex="Candara"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fo:font-family="Candara" style:font-family-asian="Candara" style:font-family-complex="Candara" fo:background-color="transparent" style:use-window-font-color="true"/>
    </style:style>
    <style:style style:name="T102" style:family="text">
      <style:text-properties fo:font-size="12.00pt" fo:font-weight="bold" fo:font-family="Candara" style:font-family-asian="Candara" style:font-family-complex="Candara" fo:background-color="transparent" style:use-window-font-color="true"/>
    </style:style>
    <style:style style:name="T103" style:family="text">
      <style:text-properties fo:font-size="12.00pt" fo:font-weight="normal" fo:font-family="Candara" style:font-family-asian="Candara" style:font-family-complex="Candara" fo:background-color="transparent" style:use-window-font-color="true"/>
    </style:style>
    <style:style style:name="T104" style:family="text">
      <style:text-properties fo:font-size="16.00pt" fo:font-weight="bold" fo:font-family="Candara" style:font-family-asian="Candara" style:font-family-complex="Candara" fo:background-color="transparent" style:use-window-font-color="true"/>
    </style:style>
    <style:style style:name="T105" style:family="text">
      <style:text-properties fo:font-size="12.00pt" fo:font-weight="normal" fo:font-family="Candara" style:font-family-asian="Candara" style:font-family-complex="Candara" fo:background-color="transparent" style:use-window-font-color="true"/>
    </style:style>
    <style:style style:name="T106" style:family="text">
      <style:text-properties fo:font-size="12.00pt" fo:font-weight="normal" fo:font-family="Candara" style:font-family-asian="Candara" style:font-family-complex="Candara" fo:background-color="transparent" style:use-window-font-color="true"/>
    </style:style>
    <style:style style:name="T107" style:family="text">
      <style:text-properties fo:font-size="12.00pt" fo:font-weight="normal" fo:font-family="Candara" style:font-family-asian="Candara" style:font-family-complex="Candara" fo:background-color="transparent" style:use-window-font-color="true"/>
    </style:style>
    <style:style style:name="T108" style:family="text">
      <style:text-properties fo:font-size="12.00pt" fo:font-weight="bold" fo:font-family="Candara" style:font-family-asian="Candara" style:font-family-complex="Candara" fo:background-color="transparent" style:use-window-font-color="true"/>
    </style:style>
    <style:style style:name="T109" style:family="text">
      <style:text-properties fo:font-size="12.00pt" fo:font-weight="normal" fo:font-family="Candara" style:font-family-asian="Candara" style:font-family-complex="Candara" fo:background-color="transparent" style:use-window-font-color="true"/>
    </style:style>
    <style:style style:name="T110" style:family="text">
      <style:text-properties fo:font-size="12.00pt" fo:font-weight="normal" fo:font-family="Candara" style:font-family-asian="Candara" style:font-family-complex="Candara" fo:background-color="transparent" style:use-window-font-color="true"/>
    </style:style>
    <style:style style:name="T111" style:family="text">
      <style:text-properties fo:font-size="12.50pt" fo:font-weight="normal" fo:font-family="Candara" style:font-family-asian="Candara" style:font-family-complex="Candara" fo:background-color="transparent" style:use-window-font-color="true"/>
    </style:style>
    <style:style style:name="T112" style:family="text">
      <style:text-properties fo:font-size="12.00pt" fo:font-weight="normal" fo:font-family="Candara" style:font-family-asian="Candara" style:font-family-complex="Candara" fo:background-color="transparent" style:use-window-font-color="true"/>
    </style:style>
    <style:style style:name="T113" style:family="text">
      <style:text-properties fo:font-size="12.00pt" fo:font-weight="bold" fo:font-family="Candara" style:font-family-asian="Candara" style:font-family-complex="Candara" fo:background-color="transparent" style:use-window-font-color="true"/>
    </style:style>
    <style:style style:name="T114" style:family="text">
      <style:text-properties fo:font-size="12.00pt" fo:font-weight="normal" fo:font-family="Candara" style:font-family-asian="Candara" style:font-family-complex="Candara" fo:background-color="transparent" style:use-window-font-color="true"/>
    </style:style>
    <style:style style:name="T115" style:family="text">
      <style:text-properties fo:font-size="12.00pt" fo:font-weight="bold" fo:font-family="Candara" style:font-family-asian="Candara" style:font-family-complex="Candara" fo:background-color="transparent" style:use-window-font-color="true"/>
    </style:style>
    <style:style style:name="T116" style:family="text">
      <style:text-properties fo:font-size="12.00pt" fo:font-weight="normal" fo:font-family="Candara" style:font-family-asian="Candara" style:font-family-complex="Candara" fo:background-color="transparent" style:use-window-font-color="true"/>
    </style:style>
    <style:style style:name="T117" style:family="text">
      <style:text-properties fo:font-size="12.00pt" fo:font-weight="bold" fo:font-family="Candara" style:font-family-asian="Candara" style:font-family-complex="Candara" fo:background-color="transparent" style:use-window-font-color="true"/>
    </style:style>
    <style:style style:name="T118" style:family="text">
      <style:text-properties fo:font-size="12.00pt" fo:font-weight="normal" fo:font-family="Candara" style:font-family-asian="Candara" style:font-family-complex="Candara" fo:background-color="transparent" style:use-window-font-color="true"/>
    </style:style>
    <style:style style:name="T119" style:family="text">
      <style:text-properties fo:font-size="12.50pt" fo:font-weight="normal" fo:font-family="Candara" style:font-family-asian="Candara" style:font-family-complex="Candara" fo:background-color="transparent" style:use-window-font-color="true"/>
    </style:style>
    <style:style style:name="T120" style:family="text">
      <style:text-properties fo:font-size="12.00pt" fo:font-weight="normal" fo:font-family="Candara" style:font-family-asian="Candara" style:font-family-complex="Candara" fo:background-color="transparent" style:use-window-font-color="true"/>
    </style:style>
    <style:style style:name="T121" style:family="text">
      <style:text-properties fo:font-size="12.00pt" fo:font-weight="bold" fo:font-family="Candara" style:font-family-asian="Candara" style:font-family-complex="Candara" fo:background-color="transparent" style:use-window-font-color="true"/>
    </style:style>
    <style:style style:name="T122" style:family="text">
      <style:text-properties fo:font-size="12.00pt" fo:font-weight="normal" fo:font-family="Candara" style:font-family-asian="Candara" style:font-family-complex="Candara" fo:background-color="transparent" style:use-window-font-color="true"/>
    </style:style>
    <style:style style:name="T123" style:family="text">
      <style:text-properties fo:font-size="12.00pt" fo:font-weight="bold" fo:font-family="Candara" style:font-family-asian="Candara" style:font-family-complex="Candara" fo:background-color="transparent" style:use-window-font-color="true"/>
    </style:style>
    <style:style style:name="T124" style:family="text">
      <style:text-properties fo:font-size="12.00pt" fo:font-weight="normal" fo:font-family="Candara" style:font-family-asian="Candara" style:font-family-complex="Candara" fo:background-color="transparent" style:use-window-font-color="true"/>
    </style:style>
    <style:style style:name="T125" style:family="text">
      <style:text-properties fo:font-size="12.50pt" fo:font-weight="normal" fo:font-family="Candara" style:font-family-asian="Candara" style:font-family-complex="Candara" fo:background-color="transparent" style:use-window-font-color="true"/>
    </style:style>
    <style:style style:name="T126" style:family="text">
      <style:text-properties fo:font-size="12.00pt" fo:font-weight="normal" fo:font-family="Candara" style:font-family-asian="Candara" style:font-family-complex="Candara"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6.00pt" fo:font-weight="bold" fo:font-family="Candara" style:font-family-asian="Candara" style:font-family-complex="Candara"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2.00pt" fo:font-weight="normal" fo:font-family="Candara" style:font-family-asian="Candara" style:font-family-complex="Candara"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2.00pt" fo:font-weight="normal" fo:font-family="Candara" style:font-family-asian="Candara" style:font-family-complex="Candara"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center"/>
    </style:style>
    <style:style style:name="P3" style:family="paragraph">
      <style:paragraph-properties fo:line-height="100.00%" fo:text-align="center"/>
    </style:style>
    <style:style style:name="P4" style:family="paragraph">
      <style:paragraph-properties fo:line-height="100.00%" fo:text-align="justify"/>
    </style:style>
    <style:style style:name="P5" style:family="paragraph">
      <style:paragraph-properties fo:line-height="150.00%" fo:text-align="justify"/>
    </style:style>
    <style:style style:name="P6" style:family="paragraph">
      <style:paragraph-properties fo:line-height="150.00%" fo:text-align="justify" fo:margin-left="35.45pt" fo:text-indent="0.00pt"/>
    </style:style>
    <style:style style:name="P7" style:family="paragraph">
      <style:paragraph-properties fo:line-height="100.00%" fo:text-align="justify" fo:margin-left="35.45pt" fo:text-indent="0.00pt"/>
    </style:style>
    <style:style style:name="P8" style:family="paragraph">
      <style:paragraph-properties fo:line-height="115.00%" fo:text-align="left" fo:margin-bottom="10.00pt"/>
    </style:style>
    <style:style style:name="P9" style:family="paragraph">
      <style:paragraph-properties fo:line-height="100.00%" fo:text-align="justify"/>
    </style:style>
    <style:style style:name="P10" style:family="paragraph">
      <style:paragraph-properties fo:line-height="100.00%" fo:text-align="justify">
        <style:tab-stops>
          <style:tab-stop style:position="0.75pt"/>
        </style:tab-stops>
      </style:paragraph-properties>
    </style:style>
    <style:style style:name="P11" style:family="paragraph">
      <style:paragraph-properties fo:line-height="115.00%" fo:text-align="left" fo:margin-bottom="10.00pt"/>
    </style:style>
    <style:style style:name="P12" style:family="paragraph">
      <style:paragraph-properties fo:line-height="100.00%" fo:text-align="left">
        <style:tab-stops>
          <style:tab-stop style:position="0.75pt"/>
        </style:tab-stops>
      </style:paragraph-properties>
    </style:style>
    <style:style style:name="P13" style:family="paragraph">
      <style:paragraph-properties fo:line-height="115.00%" fo:text-align="left" fo:margin-bottom="10.00pt"/>
    </style:style>
    <style:style style:name="P14" style:family="paragraph">
      <style:paragraph-properties fo:line-height="100.00%" fo:text-align="left" fo:margin-bottom="10.00pt"/>
    </style:style>
    <style:style style:name="P15" style:family="paragraph">
      <style:paragraph-properties fo:line-height="115.00%" fo:text-align="left" fo:margin-bottom="10.00pt"/>
    </style:style>
    <style:style style:name="P16" style:family="paragraph">
      <style:paragraph-properties fo:line-height="100.00%" fo:text-align="left" fo:margin-bottom="10.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00.00%" fo:text-align="left"/>
    </style:style>
    <style:style style:name="P18" style:family="paragraph">
      <style:paragraph-properties fo:line-height="100.00%" fo:text-align="left" fo:margin-bottom="10.00pt"/>
    </style:style>
    <style:style style:name="P19" style:family="paragraph">
      <style:paragraph-properties fo:line-height="100.00%" fo:text-align="left"/>
    </style:style>
    <style:style style:name="P20" style:family="paragraph">
      <style:paragraph-properties fo:line-height="100.00%" fo:text-align="left" fo:margin-bottom="10.00pt"/>
    </style:style>
    <style:style style:name="P21" style:family="paragraph">
      <style:paragraph-properties fo:line-height="115.00%" fo:text-align="left" fo:margin-bottom="10.00pt"/>
    </style:style>
  </office:automatic-styles>
  <office:body>
    <office:text>
      <text:p text:style-name="P1"><draw:frame text:anchor-type="as-char" svg:width="125.41mm" svg:height="38.36mm" style:rel-width="scale" style:rel-height="scale"><draw:object-ole xlink:href="OleObj1"/><draw:image xlink:href="ObjectReplacements/OleObj1"/></draw:frame><text:span text:style-name="T1"/></text:p>
      <text:p text:style-name="P1"><text:span text:style-name="T1"/></text:p>
      <text:p text:style-name="P1"><text:span text:style-name="T1"/></text:p>
      <text:p text:style-name="P2"><text:span text:style-name="T2"><text:line-break/></text:span><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draw:frame text:anchor-type="as-char" svg:width="105.83mm" svg:height="37.04mm" style:rel-width="scale" style:rel-height="scale"><draw:object-ole xlink:href="OleObj2"/><draw:image xlink:href="ObjectReplacements/OleObj2"/></draw:frame><text:span text:style-name="T3"/></text:p>
      <text:p text:style-name="P3"><text:span text:style-name="T3"/></text:p>
      <text:p text:style-name="P3"><text:span text:style-name="T3"/></text:p>
      <text:p text:style-name="P3"><text:span text:style-name="T4">Administrator's Manual</text:span></text:p>
      <text:p text:style-name="P3"><text:span text:style-name="T5"/></text:p>
      <text:p text:style-name="P3"><text:span text:style-name="T5"/></text:p>
      <text:p text:style-name="P3"><text:span text:style-name="T5"/></text:p>
      <text:p text:style-name="P4"><text:span text:style-name="T6">Preamble</text:span></text:p>
      <text:p text:style-name="P4"><text:span text:style-name="T7"/></text:p>
      <text:p text:style-name="P4"><text:span text:style-name="T8">©</text:span><text:span text:style-name="T9"><text:s/>IncrediSoft</text:span></text:p>
      <text:p text:style-name="P4"><text:span text:style-name="T10"/></text:p>
      <text:p text:style-name="P4"><text:span text:style-name="T11">All rights reserved.<text:s text:c="3"/>No parts of this work may be reproduced in any form or by any means – graphic, electronic, or mechanical, including photocopying, recording, taping, or information<text:s text:c="2"/>storage and retrieval systems – without the written permission of the publisher.</text:span></text:p>
      <text:p text:style-name="P4"><text:span text:style-name="T12"/></text:p>
      <text:p text:style-name="P4"><text:span text:style-name="T13">Products that are referred to in this document may be either trademarks and / or registered trademarks of the respective owners.<text:s text:c="3"/>The publisher and the author make no claim to these trademarks.</text:span></text:p>
      <text:p text:style-name="P4"><text:span text:style-name="T14"/></text:p>
      <text:p text:style-name="P4"><text:span text:style-name="T15">While every precaution has been taken in the preparation of this document, the publisher and the author assume no responsibility for errors or omissions, or for damages resulting from the use of information contained in this document or from the use of programs and source code that may accompany it.<text:s text:c="3"/>In no event shall the publisher and the author be liable for any loss of profit or any other commercial damage caused or alleged to have been caused directly or indirectly by this document.<text:s text:c="3"/></text:span></text:p>
      <text:p text:style-name="P4"><text:span text:style-name="T16"/></text:p>
      <text:p text:style-name="P4"><text:span text:style-name="T17">This manual is prepared for<text:s/></text:span><text:span text:style-name="T18">Administrators Only</text:span><text:span text:style-name="T19">.<text:s text:c="2"/>Administrators will be responsible for the overall management of iLearn which includes but is not limited to managing users, printing reports, backing up files, maintaining a log of activity done on the program, closing off the semester.</text:span></text:p>
      <text:p text:style-name="P4"><text:span text:style-name="T20"/></text:p>
      <text:p text:style-name="P4"><text:span text:style-name="T20"/></text:p>
      <text:p text:style-name="P4"><text:span text:style-name="T21">Table of Contents</text:span></text:p>
      <text:p text:style-name="P4"><text:span text:style-name="T22"/></text:p>
      <text:p text:style-name="P4"><text:span text:style-name="T23">Part I – Starting iLearn<text:tab/>.<text:tab/>.<text:tab/>.<text:tab/>.<text:tab/>.<text:tab/>.<text:tab/>.<text:tab/>4</text:span></text:p>
      <text:p text:style-name="P4"><text:span text:style-name="T24"/></text:p>
      <text:p text:style-name="P4"><text:span text:style-name="T25">Part II – Logging In <text:tab/>.<text:tab/>.<text:tab/>.<text:tab/>.<text:tab/>.<text:tab/>.<text:tab/>.<text:tab/>.<text:tab/>4</text:span></text:p>
      <text:p text:style-name="P4"><text:span text:style-name="T26"/></text:p>
      <text:p text:style-name="P5"><text:span text:style-name="T27">Part III – Main Window <text:tab/>.<text:tab/>.<text:tab/>.<text:tab/>.<text:tab/>.<text:tab/>.<text:tab/>.<text:tab/>5</text:span></text:p>
      <text:p text:style-name="P6"><text:span text:style-name="T27">Changing Your Password<text:tab/>.<text:tab/>.<text:tab/>.<text:tab/>.<text:tab/>.<text:tab/>.<text:tab/>6</text:span></text:p>
      <text:p text:style-name="P6"><text:span text:style-name="T27">Logging Out<text:tab/>.<text:tab/>.<text:tab/>.<text:tab/>.<text:tab/>.<text:tab/>.<text:tab/>.<text:tab/>.<text:tab/>6</text:span></text:p>
      <text:p text:style-name="P6"><text:span text:style-name="T27">Exiting iLearn<text:tab/>.<text:tab/>.<text:tab/>.<text:tab/>.<text:tab/>.<text:tab/>.<text:tab/>.<text:tab/>.<text:tab/>6</text:span></text:p>
      <text:p text:style-name="P7"><text:span text:style-name="T28"/></text:p>
      <text:p text:style-name="P8"><text:span text:style-name="T29">Glossary<text:tab/>.<text:tab/>.<text:tab/>.<text:tab/>.<text:tab/>.<text:tab/>.<text:tab/>.<text:tab/>.<text:tab/>.<text:tab/>.<text:tab/><text:tab/></text:span></text:p>
      <text:p text:style-name="P9"><text:span text:style-name="T30">Part I - Starting iLearn</text:span></text:p>
      <text:p text:style-name="P10"><text:span text:style-name="T31"/></text:p>
      <text:p text:style-name="P10"><text:span text:style-name="T32">To start iLearn double click the icon named iLearn on your desktop.<text:s text:c="3"/></text:span></text:p>
      <text:p text:style-name="P10"><text:span text:style-name="T32">Alternatively, you can locate it from your Start menu under the folder iLearn. </text:span></text:p>
      <text:p text:style-name="P10"><draw:frame text:anchor-type="as-char" svg:width="16.93mm" svg:height="16.93mm" style:rel-width="scale" style:rel-height="scale"><draw:object-ole xlink:href="OleObj3"/><draw:image xlink:href="ObjectReplacements/OleObj3"/></draw:frame><text:span text:style-name="T33"/></text:p>
      <text:p text:style-name="P10"><text:span text:style-name="T33"/></text:p>
      <text:p text:style-name="P10"><text:span text:style-name="T34">Part II - Login</text:span></text:p>
      <text:p text:style-name="P10"><text:span text:style-name="T35"/></text:p>
      <text:p text:style-name="P10"><text:span text:style-name="T36">You must enter a user name and password to access iLearn.<text:s text:c="2"/>As the adminstrator, you will create the accounts for all users.<text:s text:c="2"/>This will be shown to you further on in the manual.</text:span></text:p>
      <text:p text:style-name="P10"><text:span text:style-name="T37"/></text:p>
      <text:p text:style-name="P10"><text:span text:style-name="T38">After starting iLearn, you will be presented with the login screen below:</text:span></text:p>
      <text:p text:style-name="P10"><text:span text:style-name="T39"/></text:p>
      <text:p text:style-name="P10"><draw:frame text:anchor-type="as-char" svg:width="108.48mm" svg:height="71.17mm" style:rel-width="scale" style:rel-height="scale"><draw:object-ole xlink:href="OleObj4"/><draw:image xlink:href="ObjectReplacements/OleObj4"/></draw:frame><text:span text:style-name="T39"/></text:p>
      <text:p text:style-name="P10"><text:span text:style-name="T39"/></text:p>
      <text:p text:style-name="P10"><text:span text:style-name="T40">Type in the user name and password given to you by the creators of iLearn and click the Login button.<text:s text:c="2"/>If login is successful, the login window will disappear and the program will load the main window.<text:s text:c="3"/></text:span></text:p>
      <text:p text:style-name="P10"><text:span text:style-name="T41"/></text:p>
      <text:p text:style-name="P11"><text:span text:style-name="T42">If your user name and / or password do not match those on file, you will be asked to enter them again.<text:s text:c="3"/>You have three chances to login before the program exits.</text:span></text:p>
      <text:p text:style-name="P12"><text:span text:style-name="T43">Part III - Main Window</text:span></text:p>
      <text:p text:style-name="P12"><text:span text:style-name="T44"/></text:p>
      <text:p text:style-name="P13"><text:span text:style-name="T45">As the administrator, you will have more priviliges than teachers.<text:s text:c="2"/>Note in the main window below the teacher's login will have the Manage feature disabled.</text:span></text:p>
      <text:p text:style-name="P14"><draw:frame text:anchor-type="as-char" svg:width="152.40mm" svg:height="146.05mm" style:rel-width="scale" style:rel-height="scale"><draw:object-ole xlink:href="OleObj5"/><draw:image xlink:href="ObjectReplacements/OleObj5"/></draw:frame><text:span text:style-name="T46"/></text:p>
      <text:p text:style-name="P15"><text:span text:style-name="T47">Part IV - Managing iLearn</text:span></text:p>
      <text:p text:style-name="P15"><text:span text:style-name="T48">This is one of the most important menus in iLearn; therefore all necessary features under this menu must be set up before teachers are able to enter information into the system.</text:span></text:p>
      <text:p text:style-name="P15"><text:span text:style-name="T49">Managing School</text:span></text:p>
      <text:p text:style-name="P15"><text:span text:style-name="T50">Inititally, information on the school must be set up.<text:s text:c="2"/>It is essenial that information entered here is correct and up to date. Reports generated by iLearn such as report cards and transcripts will have whatever information is entered under school.<text:s text:c="2"/>Below is a sample of window.</text:span></text:p>
      <text:p text:style-name="P16"><draw:frame text:anchor-type="as-char" svg:width="100.81mm" svg:height="90.75mm" style:rel-width="scale" style:rel-height="scale"><draw:object-ole xlink:href="OleObj6"/><draw:image xlink:href="ObjectReplacements/OleObj6"/></draw:frame><text:span text:style-name="T51"/></text:p>
      <text:p text:style-name="P16"><text:span text:style-name="T52">Enter all information the school has regarding the fields in this menu.<text:s text:c="2"/>Select the Logo<text:s/></text:span><text:span text:style-name="T53">tab<text:s/></text:span><text:span text:style-name="T54">to insert the logo for T.C.C.<text:s text:c="2"/>Once all information has been entered correctly, click on the Save button.</text:span></text:p>
      <text:p text:style-name="P16"><text:span text:style-name="T55">Creating Staff</text:span></text:p>
      <text:p text:style-name="P16"><text:span text:style-name="T56">Before creating users, staff should be added to iLearn's database.<text:s text:c="2"/>Below is a sample of how to create staff members.</text:span></text:p>
      <text:p text:style-name="P16"><draw:frame text:anchor-type="as-char" svg:width="94.72mm" svg:height="87.05mm" style:rel-width="scale" style:rel-height="scale"><draw:object-ole xlink:href="OleObj7"/><draw:image xlink:href="ObjectReplacements/OleObj7"/></draw:frame><text:span text:style-name="T57"/></text:p>
      <text:p text:style-name="P16"><text:span text:style-name="T58">Fill in all necessary information for the staff of T.C.C.<text:s text:c="2"/>To enter the Date of Birth (D.O.B.), you may enter in the same format as above or click on the calendar button next to the date field and select the correct D.O.B.<text:s text:c="2"/>Once information has been added, click on the Save button.<text:s text:c="2"/>You will be prompted to enter another staff member.<text:s text:c="2"/>If more needs to be added, select Yes.<text:s text:c="2"/>If there is no more staff member to be added, select No and the dialog box will close.</text:span></text:p>
      <text:p text:style-name="P16"><text:span text:style-name="T59">Editing Staff</text:span></text:p>
      <text:p text:style-name="P16"><text:span text:style-name="T60">In the event that information on a staff member needs to be updated, or a staff member leaves, iLearn has the option to edit that staff member.<text:s text:c="2"/>To edit a staff member select Manage →<text:s text:c="3"/>Staff →<text:s text:c="4"/>Edit Staff from the main menu.<text:s text:c="2"/>A dialog box such as the one below will appear with the staff members.</text:span></text:p>
      <text:p text:style-name="P16"><draw:frame text:anchor-type="as-char" svg:width="101.86mm" svg:height="117.48mm" style:rel-width="scale" style:rel-height="scale"><draw:object-ole xlink:href="OleObj8"/><draw:image xlink:href="ObjectReplacements/OleObj8"/></draw:frame><text:span text:style-name="T61"/></text:p>
      <text:p text:style-name="P16"><text:span text:style-name="T62">To edit a staff member, select his/her name and click on Next.<text:s text:c="2"/>All information on the selected staff member will appear.<text:s text:c="2"/>Update whatever information needs to edited then click on Save.<text:s text:c="2"/>Again, you will be prompted to update another staff member.<text:s text:c="2"/>if you need to edit any other information select Yes and repeat above process.<text:s text:c="2"/>If not, select NO and the box will disappear. </text:span></text:p>
      <text:p text:style-name="P16"><text:span text:style-name="T63">An option is also available to change a teacher's status to INACTIVE.<text:s text:c="2"/>Doing so will disable the teacher's access to the program.<text:s text:c="2"/>Placing a teacher as inactive will NOT delete his/her from the database.</text:span></text:p>
      <text:p text:style-name="P16"><text:span text:style-name="T64">Creating Users</text:span></text:p>
      <text:p text:style-name="P16"><text:span text:style-name="T65">Adding users to iLearn is very important as it will determine who will be able to access the program.<text:s text:c="2"/>To add users to iLearn select Manage →<text:s text:c="3"/>Users →<text:s text:c="3"/>Add User. The following screen will appear:</text:span></text:p>
      <text:p text:style-name="P16"><draw:frame text:anchor-type="as-char" svg:width="121.71mm" svg:height="126.47mm" style:rel-width="scale" style:rel-height="scale"><draw:object-ole xlink:href="OleObj9"/><draw:image xlink:href="ObjectReplacements/OleObj9"/></draw:frame><text:span text:style-name="T66"/></text:p>
      <text:p text:style-name="P16"><text:span text:style-name="T67">Enter the user's First Name and Last Name.<text:s text:c="2"/>It is recommended to use the first letter of the user's name and the last name of the user.<text:s text:c="2"/>For example Christopher<text:s text:c="2"/>Aguilar<text:s/></text:span><text:span text:style-name="T68">(caguilar)</text:span></text:p>
      <text:p text:style-name="P16"><text:span text:style-name="T69">There are four groups with different levels of priviliges</text:span></text:p>
      <text:list text:style-name="L17">
        <text:list-item>
          <text:p text:style-name="P17"><text:span text:style-name="T70">Administration</text:span></text:p>
        </text:list-item>
        <text:list-item>
          <text:p text:style-name="P17"><text:span text:style-name="T70">Counsellor</text:span></text:p>
        </text:list-item>
        <text:list-item>
          <text:p text:style-name="P17"><text:span text:style-name="T70">Parents</text:span></text:p>
        </text:list-item>
        <text:list-item>
          <text:p text:style-name="P17"><text:span text:style-name="T70">Teachers</text:span></text:p>
        </text:list-item>
      </text:list>
      <text:p text:style-name="P18"><text:span text:style-name="T71"/></text:p>
      <text:p text:style-name="P18"><text:span text:style-name="T72">Administration -<text:s/></text:span><text:span text:style-name="T73">has full control of the program.<text:s text:c="2"/>The Administrator can make any changes necessary.</text:span></text:p>
      <text:p text:style-name="P18"><text:span text:style-name="T74">Counsellor / Parent</text:span><text:span text:style-name="T75">- will be able to view all information entered by teachers but will not be able to make any changes.</text:span></text:p>
      <text:p text:style-name="P18"><text:span text:style-name="T76">Teachers</text:span><text:span text:style-name="T77">- will be able to enter information into the program, edit and view information.<text:s text:c="2"/>Teachers will<text:s/></text:span><text:span text:style-name="T78">NOT<text:s/></text:span><text:span text:style-name="T79">be able to do any management of the system.</text:span></text:p>
      <text:p text:style-name="P18"><text:span text:style-name="T79">Once the privilege level has been determined enter the amount of<text:s/></text:span><text:span text:style-name="T80">Timeout<text:s/></text:span><text:span text:style-name="T81">time.<text:s text:c="2"/>The Timeout is the time, in minutes, allowed that the user can be inactive before the system logs him/her out.<text:s text:c="2"/>It is recommended to set the Timeout as<text:s/></text:span><text:span text:style-name="T82">10</text:span><text:span text:style-name="T83"><text:s/>to<text:s/></text:span><text:span text:style-name="T84">15</text:span><text:span text:style-name="T85">.</text:span></text:p>
      <text:p text:style-name="P18"><text:span text:style-name="T86">Links</text:span></text:p>
      <text:p text:style-name="P18"><text:span text:style-name="T87"/></text:p>
      <text:p text:style-name="P18"><text:span text:style-name="T88">Priviliges</text:span></text:p>
      <text:p text:style-name="P18"><text:span text:style-name="T89"/></text:p>
      <text:p text:style-name="P18"><text:span text:style-name="T90">Creating Time Slots</text:span></text:p>
      <text:p text:style-name="P18"><text:span text:style-name="T91">Creating time slots for the different classes are not required to be set up but it helps to organize the classes.<text:s text:c="2"/>To set up time slots select Manage →<text:s text:c="3"/>Time Slots →<text:s text:c="3"/>Add Time Slot from the main menu.<text:s text:c="2"/>The following dialog box will appear:</text:span></text:p>
      <text:p text:style-name="P18"><draw:frame text:anchor-type="as-char" svg:width="102.13mm" svg:height="50.01mm" style:rel-width="scale" style:rel-height="scale"><draw:object-ole xlink:href="OleObj10"/><draw:image xlink:href="ObjectReplacements/OleObj10"/></draw:frame><text:span text:style-name="T92"/></text:p>
      <text:p text:style-name="P18"><text:span text:style-name="T93">Enter a Time Code for the class.<text:s text:c="2"/>For example Mon 8:</text:span><text:span text:style-name="T94">00</text:span><text:span text:style-name="T95"><text:s/>- 8:</text:span><text:span text:style-name="T96">40</text:span><text:span text:style-name="T97">.<text:s text:c="2"/>Select the day of the week, the Start Time and the End Time for the particular class.<text:s text:c="2"/>Click on Save.<text:s text:c="2"/>You will be prompted to add another class.<text:s text:c="2"/>Select Yes to add another or No to close dialog box.</text:span></text:p>
      <text:p text:style-name="P18"><text:span text:style-name="T98">Editing Time Slots</text:span></text:p>
      <text:p text:style-name="P18"><text:span text:style-name="T99">In the event the time changes for a class or a class needs to edited, select Manage →<text:s text:c="3"/>Time Slots →<text:s text:c="3"/>Edit Time Slots from the main menu.<text:s text:c="2"/>The following box will appear:</text:span></text:p>
      <text:p text:style-name="P18"><draw:frame text:anchor-type="as-char" svg:width="105.57mm" svg:height="95.51mm" style:rel-width="scale" style:rel-height="scale"><draw:object-ole xlink:href="OleObj11"/><draw:image xlink:href="ObjectReplacements/OleObj11"/></draw:frame><text:span text:style-name="T100"/></text:p>
      <text:p text:style-name="P19"><text:span text:style-name="T101">Select the class to be edited and click on Next.<text:s text:c="2"/>The particulars entered for that class will be displayed.<text:s text:c="2"/>Make any necessary changes then click on Save.<text:s text:c="2"/>An option is also available to set the class as<text:s/></text:span><text:span text:style-name="T102">Inactive</text:span><text:span text:style-name="T103">.<text:s text:c="2"/>Inactive will temporarily disable the class.<text:s text:c="2"/>While on inactive the class will not be able to added as a time slot.<text:s text:c="2"/>An ID is automatically assigned to the classess added.</text:span></text:p>
      <text:p text:style-name="P19"><text:span text:style-name="T103"/></text:p>
      <text:p text:style-name="P19"><text:span text:style-name="T104">Adding Subjects</text:span><text:span text:style-name="T105"/></text:p>
      <text:p text:style-name="P19"><text:span text:style-name="T105"/></text:p>
      <text:p text:style-name="P19"><text:span text:style-name="T105">To add a subject to iLearn select Manage<text:s/></text:span><text:span text:style-name="T106">→<text:s text:c="4"/>Subject →<text:s text:c="3"/>Add Subject.<text:s text:c="2"/>The following dialog box will appear:</text:span></text:p>
      <text:p text:style-name="P19"><text:span text:style-name="T106"/></text:p>
      <text:p text:style-name="P19"><draw:frame text:anchor-type="as-char" svg:width="116.95mm" svg:height="112.71mm" style:rel-width="scale" style:rel-height="scale"><draw:object-ole xlink:href="OleObj12"/><draw:image xlink:href="ObjectReplacements/OleObj12"/></draw:frame><text:span text:style-name="T107"/></text:p>
      <text:p text:style-name="P19"><text:span text:style-name="T107"/></text:p>
      <text:p text:style-name="P19"><text:span text:style-name="T107">Enter the following information into the dialog box:</text:span></text:p>
      <text:p text:style-name="P19"><text:span text:style-name="T107"/></text:p>
      <text:p text:style-name="P19"><text:span text:style-name="T108">Subject Code: -<text:s/></text:span><text:span text:style-name="T109">this is a short code name for the subject.<text:s text:c="2"/>An example of subject code could be<text:s/></text:span><text:span text:style-name="T110">MTH-</text:span><text:span text:style-name="T111">101 - 1</text:span><text:span text:style-name="T112"/></text:p>
      <text:p text:style-name="P19"><text:span text:style-name="T112"/></text:p>
      <text:p text:style-name="P19"><text:span text:style-name="T113">Subject Name: -<text:s/></text:span><text:span text:style-name="T114">this is the actual name of the subject.<text:s text:c="2"/>An example could be Mathematics.</text:span></text:p>
      <text:p text:style-name="P19"><text:span text:style-name="T114"/></text:p>
      <text:p text:style-name="P19"><text:span text:style-name="T115">Description: -<text:s/></text:span><text:span text:style-name="T116">a short description of the subject may be given on the subject but this field is not required.</text:span></text:p>
      <text:p text:style-name="P19"><text:span text:style-name="T116"/></text:p>
      <text:p text:style-name="P19"><text:span text:style-name="T117">Credit Hours:<text:s/></text:span><text:span text:style-name="T118">- by default, the credit hours for each subject is set as<text:s/></text:span><text:span text:style-name="T119">3</text:span><text:span text:style-name="T120">.</text:span></text:p>
      <text:p text:style-name="P19"><text:span text:style-name="T120"/></text:p>
      <text:p text:style-name="P19"><text:span text:style-name="T120">Select the teacher of the class from the drop down list.<text:s text:c="2"/>Under the days and time menu, select Add to add the days and time for the class.<text:s text:c="2"/></text:span><text:span text:style-name="T121">The information available in the box that appears will be based on the classes added under "Time Slots."</text:span><text:span text:style-name="T122"/></text:p>
      <text:p text:style-name="P19"><text:span text:style-name="T122"/></text:p>
      <text:p text:style-name="P19"><text:span text:style-name="T122"/></text:p>
      <text:p text:style-name="P19"><text:span text:style-name="T122"/></text:p>
      <text:p text:style-name="P19"><text:span text:style-name="T123"/></text:p>
      <text:p text:style-name="P19"><text:span text:style-name="T124"/></text:p>
      <text:p text:style-name="P19"><text:span text:style-name="T124"/></text:p>
      <text:p text:style-name="P19"><text:span text:style-name="T124"/></text:p>
      <text:p text:style-name="P19"><text:span text:style-name="T124"/></text:p>
      <text:p text:style-name="P19"><text:span text:style-name="T125"><text:s text:c="2"/></text:span><text:span text:style-name="T126"/></text:p>
      <text:p text:style-name="P19"><text:span text:style-name="T126"/></text:p>
      <text:p text:style-name="P19"><text:span text:style-name="T126"/></text:p>
      <text:p text:style-name="P19"><text:span text:style-name="T127"/></text:p>
      <text:p text:style-name="P19"><text:span text:style-name="T128"/></text:p>
      <text:p text:style-name="P19"><text:span text:style-name="T128"/></text:p>
      <text:p text:style-name="P19"><text:span text:style-name="T128"/></text:p>
      <text:p text:style-name="P19"><text:span text:style-name="T128"/></text:p>
      <text:p text:style-name="P19"><text:span text:style-name="T128"/></text:p>
      <text:p text:style-name="P19"><text:span text:style-name="T128"/></text:p>
      <text:p text:style-name="P19"><text:span text:style-name="T128"/></text:p>
      <text:p text:style-name="P19"><text:span text:style-name="T128"/></text:p>
      <text:p text:style-name="P19"><text:span text:style-name="T128"/></text:p>
      <text:p text:style-name="P19"><text:span text:style-name="T128"/></text:p>
      <text:p text:style-name="P19"><text:span text:style-name="T128"/></text:p>
      <text:p text:style-name="P19"><text:span text:style-name="T128"/></text:p>
      <text:p text:style-name="P19"><text:span text:style-name="T128"/></text:p>
      <text:p text:style-name="P19"><text:span text:style-name="T128"/></text:p>
      <text:p text:style-name="P19"><text:span text:style-name="T128"/></text:p>
      <text:p text:style-name="P19"><text:span text:style-name="T128"/></text:p>
      <text:p text:style-name="P19"><text:span text:style-name="T128"/></text:p>
      <text:p text:style-name="P19"><text:span text:style-name="T128"/></text:p>
      <text:p text:style-name="P19"><text:span text:style-name="T128">Adding Classes</text:span></text:p>
      <text:p text:style-name="P19"><text:span text:style-name="T129"/></text:p>
      <text:p text:style-name="P19"><text:span text:style-name="T130">To add a class / classes to iLearn select Manage →<text:s text:c="3"/>Class →<text:s text:c="3"/>Add Class.<text:s text:c="2"/>The following box will appear:</text:span></text:p>
      <text:p text:style-name="P19"><text:span text:style-name="T131"/></text:p>
      <text:p text:style-name="P19"><draw:frame text:anchor-type="as-char" svg:width="110.07mm" svg:height="89.43mm" style:rel-width="scale" style:rel-height="scale"><draw:object-ole xlink:href="OleObj13"/><draw:image xlink:href="ObjectReplacements/OleObj13"/></draw:frame><text:span text:style-name="T131"/></text:p>
      <text:p text:style-name="P19"><text:span text:style-name="T131"/></text:p>
      <text:p text:style-name="P19"><text:span text:style-name="T131">Class Code only needs to be given unless </text:span></text:p>
      <text:p text:style-name="P19"><text:span text:style-name="T131"/></text:p>
      <text:p text:style-name="P20"><text:span text:style-name="T131"/></text:p>
      <text:p text:style-name="P20"><text:span text:style-name="T131"/></text:p>
      <text:p text:style-name="P20"><text:span text:style-name="T131"/></text:p>
      <text:p text:style-name="P20"><text:span text:style-name="T131"/></text:p>
      <text:p text:style-name="P20"><text:span text:style-name="T131"/></text:p>
      <text:p text:style-name="P20"><text:span text:style-name="T132"><text:s/></text:span></text:p>
      <text:p text:style-name="P20"><text:span text:style-name="T133"/></text:p>
      <text:p text:style-name="P20"><text:span text:style-name="T133"/></text:p>
      <text:p text:style-name="P20"><text:span text:style-name="T133"/></text:p>
      <text:p text:style-name="P20"><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text:p text:style-name="P21"><text:span text:style-name="T13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